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07a23" officeooo:paragraph-rsid="0017676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7676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bc2a0" officeooo:paragraph-rsid="0017676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d6178" officeooo:paragraph-rsid="0017676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18da" officeooo:paragraph-rsid="0017676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ab2e" officeooo:paragraph-rsid="0017676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4eea3f" officeooo:paragraph-rsid="0017676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507a23" officeooo:paragraph-rsid="0017676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4d6178" officeooo:paragraph-rsid="0017676f"/>
    </style:style>
    <style:style style:name="P10" style:family="paragraph" style:parent-style-name="Standard">
      <style:paragraph-properties fo:text-align="start" style:justify-single-word="false"/>
      <style:text-properties officeooo:rsid="004e18da" officeooo:paragraph-rsid="0017676f"/>
    </style:style>
    <style:style style:name="P11" style:family="paragraph" style:parent-style-name="Standard">
      <style:paragraph-properties fo:text-align="start" style:justify-single-word="false"/>
      <style:text-properties officeooo:rsid="0051cb42" officeooo:paragraph-rsid="0017676f"/>
    </style:style>
    <style:style style:name="P12" style:family="paragraph" style:parent-style-name="Standard">
      <style:paragraph-properties fo:text-align="start" style:justify-single-word="false"/>
      <style:text-properties officeooo:rsid="004eab2e" officeooo:paragraph-rsid="0017676f"/>
    </style:style>
    <style:style style:name="P13" style:family="paragraph" style:parent-style-name="Standard">
      <style:paragraph-properties fo:text-align="start" style:justify-single-word="false"/>
      <style:text-properties officeooo:rsid="004eea3f" officeooo:paragraph-rsid="0017676f"/>
    </style:style>
    <style:style style:name="P14" style:family="paragraph" style:parent-style-name="Standard">
      <style:paragraph-properties fo:text-align="start" style:justify-single-word="false"/>
      <style:text-properties officeooo:paragraph-rsid="0017676f"/>
    </style:style>
    <style:style style:name="P15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5574b5" officeooo:paragraph-rsid="0017676f" style:font-size-asian="12pt" style:font-size-complex="12pt"/>
    </style:style>
    <style:style style:name="T1" style:family="text">
      <style:text-properties officeooo:rsid="018da812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officeooo:rsid="00507a23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4e18da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officeooo:rsid="004eab2e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officeooo:rsid="0051cb42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507a2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1d87f4a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italic" officeooo:rsid="00507a23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Liberation Serif" fo:font-size="12pt" fo:letter-spacing="normal" fo:font-style="italic" fo:font-weight="normal" officeooo:rsid="00507a23" style:font-size-asian="12pt" style:font-style-asian="italic" style:font-size-complex="12pt" style:font-style-complex="italic"/>
    </style:style>
    <style:style style:name="T13" style:family="text">
      <style:text-properties officeooo:rsid="01302f36"/>
    </style:style>
    <style:style style:name="T14" style:family="text">
      <style:text-properties officeooo:rsid="03486553"/>
    </style:style>
    <style:style style:name="T15" style:family="text">
      <style:text-properties officeooo:rsid="018ffdee"/>
    </style:style>
    <style:style style:name="T16" style:family="text">
      <style:text-properties officeooo:rsid="01906f06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3"/>
      <text:p text:style-name="P3">Между Новым корпусом и общагой тянется довольно широкий ров для стока избытка воды из озера Графского парка в Остёр.</text:p>
      <text:p text:style-name="P4">Мы шли втроём — Надька, я и Игорь Рекун — почему-то огибая Новый корпус с обратной стороны, когда я обратил внимание на железную трубу от одного берега рва до другого. </text:p>
      <text:p text:style-name="P4">Она провисал где-то за метр от неподвижной воды заросшей тиной.</text:p>
      <text:p text:style-name="P4">- Перейду — спорим? - сказал я.</text:p>
      <text:p text:style-name="P4">Надька закричала, что «нет, не надо!», а Игорёк сразу сказал:</text:p>
      <text:p text:style-name="P4">- Спорим!</text:p>
      <text:p text:style-name="P4">Труба неширокая, сечением 10 см, и над серединой рва <text:span text:style-name="T1">она </text:span>зашаталась из стороны в сторону. Под Надькины «охи» за спиной, я начал ловить равновесие, продвинулся ещё метра на два, а остаток пути пробежал.</text:p>
      <text:p text:style-name="P4">- А-а!- заорал я и оглянулся. Игорёк помахал мне:</text:p>
      <text:p text:style-name="P4">- Ну, теперь <text:span text:style-name="T1">давай</text:span> обратно!</text:p>
      <text:p text:style-name="P4">Ищи дурака! Я — Огольцов, но не настолько же.</text:p>
      <text:p text:style-name="P4">Зачем я вообще на неё полез?</text:p>
      <text:p text:style-name="P4">Подштопать мужское самолюбие.</text:p>
      <text:p text:style-name="P4">За день перед этим наш курс устроил пикник на берегу Остра, почти за городом. </text:p>
      <text:p text:style-name="P4">Там Надька вызвала меня соревноваться в плавании. Заплыв на сто метров вдоль реки.</text:p>
      <text:p text:style-name="P4">Она сразу ушла вперёд, а мне через двадцать метров дошло, что мой кандыбинский полукроль — фигня рядом с её мощным брассом. </text:p>
      <text:p text:style-name="P4">Что оставалось делать?</text:p>
      <text:p text:style-name="P4">Я вылез на берег и первым добежал к финишу, <text:span text:style-name="T1">а</text:span> по пути <text:span text:style-name="T1">нарвал </text:span>цветы в траве для встречи победительницы.</text:p>
      <text:p text:style-name="P4">- Ты чемпионка, Надь!</text:p>
      <text:p text:style-name="P9"/>
      <text:p text:style-name="P4">Когда мы втроём — Федя, Яков и я — пришли с грузом «довгих» в сень великанских вязов в Графском парке и возлегли в траве для возлияния под шелест зелёной листвы над головой, Яков спросил, правда ли, что я строил из себя канатоходца на трубе.</text:p>
      <text:p text:style-name="P5">Я удивился, ведь его там не было, но Федя сказал, что весь англофак уже знает.</text:p>
      <text:p text:style-name="P10"><text:span text:style-name="T2">Мы выпили, </text:span><text:span text:style-name="T3">Федя начал жаловаться на проректора Будовского, который испортил ему всю зачётку — за четыре года обучения там стоят одни лишь тройки, а гад Будовский взял и четвёрку поставил, хоть Федя и просил его не делать этого.</text:span></text:p>
      <text:p text:style-name="P11"><text:span text:style-name="T3">П</text:span><text:span text:style-name="T2">о этому поводу Яков поделился философской поговоркой «плыв, плыв, а перед берегом втопывся».</text:span></text:p>
      <text:p text:style-name="P11">Мы<text:span text:style-name="T4"> снова выпили и, вдохновившись ярким тёплым днём, я сказал, что канатоходство — ерунда и мне по силам взобраться даже на вон тот вяз.</text:span></text:p>
      <text:p text:style-name="P10"><text:span text:style-name="T2">Его широкий неохватный </text:span><text:span text:style-name="T5">ствол раздваивался метрах в восьми над землёй.</text:span></text:p>
      <text:p text:style-name="P6">Яков назидательно поднял указательный палец и объявил это невозможным, и он готов поставить две «довгих», если я помашу ему рукой из листвы кроны.</text:p>
      <text:p text:style-name="P6"><text:span text:style-name="T13">С моей стороны не обошлось без мухлевания</text:span> — позади вяза росло тонкое дерево, откуда <text:span text:style-name="T13">можно</text:span> перебраться в развилку вяза. </text:p>
      <text:p text:style-name="P6"><text:span text:style-name="T13">Я </text:span>поднялся на условленную высоту и благополучно возвратился на родную землю.</text:p>
      <text:p text:style-name="P6">Яков начал было витийствовать, что про подставу не уславливались, но Федя, в качестве третейского судьи, сказал ему заткнуться — оговорённая точка достигнута и две бутылки за ним.</text:p>
      <text:p text:style-name="P12"><text:span text:style-name="T2">Когда мы </text:span><text:span text:style-name="T6">допили и по</text:span><text:span text:style-name="T2">шли обратно в общагу, я показал им трубу надо рвом — вот она, канатоходная.</text:span></text:p>
      <text:p text:style-name="P6">У Яши взыграло ретивое и он сказал, что тут и переходить-то нечего и он запросто это докажет за две «довгих». Только пусть я подержу его штаны.</text:p>
      <text:p text:style-name="P6"><text:soft-page-break/>Чего не сделаешь для старшего товарища по факультету, наставнику в преферанс и в затяжного «дурака»?</text:p>
      <text:p text:style-name="P6">И он пошёл в белой нарядной рубахе в широкую клетку из «жовто-блакитних» полосок, из-под которой длились его длинные ноги в носках и чёрных туфлях.</text:p>
      <text:p text:style-name="P6">Он не знал насколько коварна эта труба над серединой рва.</text:p>
      <text:p text:style-name="P6">Вобщем, там оказалось не так уж и глубоко.</text:p>
      <text:p text:style-name="P7">Когда он выбрался обратно на берег, к цветовой гамме облепившей его торс рубахи добавилась зелень тины.</text:p>
      <text:p text:style-name="P7">Терять ему уже было нечего и он пошёл во второй раз с таким же успехом, как и в первый.</text:p>
      <text:p text:style-name="P7">Я начал ржать и Федя, для поддержания чести четвёртого курса, отдал мне свои штаны и тоже пошёл по шаткой железяке.</text:p>
      <text:p text:style-name="P7">После приводнения ему хватило ума вылезти на тот, <text:span text:style-name="T14">противоположный</text:span> берег.</text:p>
      <text:p text:style-name="P7">Чёрт побери! Как я угорал с их штанами в руках!</text:p>
      <text:p text:style-name="P7">Хорошо хоть общага рядом, а там четверокурсник без штанов не такая уж и редкость.</text:p>
      <text:p text:style-name="P13"/>
      <text:p text:style-name="P7">Но смеялся я, похоже, не к добру.</text:p>
      <text:p text:style-name="P7">Приехав домой в Конотоп, я узнал, что Ольга пропала. </text:p>
      <text:p text:style-name="P7">Вчера ушла на работу и больше её не видели.</text:p>
      <text:p text:style-name="P7">Моя мать ходила к её тётке, но и та ничего не знает.</text:p>
      <text:p text:style-name="P7">По настоянию матери я <text:span text:style-name="T13">всё-таки </text:span>поужинал <text:span text:style-name="T15">перед тем, как</text:span> отправился к тёте Нине в надежде на более свежие новости. Та опечаленно качала головой, ничего.</text:p>
      <text:p text:style-name="P7">Тогда я пошёл на кирпичный завод. </text:p>
      <text:p text:style-name="P7">Уже давно стемнело и в цеху основного корпуса горел жёлтый свет.</text:p>
      <text:p text:style-name="P7">Оказывается, на конотопском кирпичном печь не кольцевая, а с вагон<text:span text:style-name="T15">ет</text:span>ками, <text:span text:style-name="T15">по принципу </text:span>туда-сюда.</text:p>
      <text:p text:style-name="P7">В цеху я <text:span text:style-name="T15">увидал только</text:span> одного мужика и спросил где Ольга.</text:p>
      <text:p text:style-name="P7">- А где ей быть? Таскается в городе,- со злостью ответил он.</text:p>
      <text:p text:style-name="P7"><text:span text:style-name="T15">Тут я</text:span> узнал его — тот самый с кем она меня знакомила возле <text:span text:style-name="T15">П</text:span>ервого магазина. </text:p>
      <text:p text:style-name="P7"><text:span text:style-name="T15">Узнал ли</text:span> он меня? </text:p>
      <text:p text:style-name="P7">Не знаю.</text:p>
      <text:p text:style-name="P7">Я вышел в ночь на территории завода. Таскается...</text:p>
      <text:p text:style-name="P7"><text:s/>Но, может, ещё придёт на третью смену? Мне всё равно идти некуда.</text:p>
      <text:p text:style-name="P7">Неподалёку от цеха я взобрался на кладку стены недостроенного здания и уселся там, как тот филин, или сова, что прилетела ко мне в детстве на Объект, посланная неизвестно кем.</text:p>
      <text:p text:style-name="P7"><text:span text:style-name="T16">Вот т</text:span>ак я и сидел там, посреди ночи, думая мысли, которые лучше не начинать думать, а если уж начал, то лучше не додумывать до конца, <text:span text:style-name="T16">потому что</text:span> наступает момент, когда их критическая масс<text:span text:style-name="T16">а</text:span> <text:span text:style-name="T16">доходит до</text:span> точки, за которой — хочешь ты того, или не хочешь — надо <text:span text:style-name="T16">уже </text:span>что-то делать, неважно, <text:span text:style-name="T16">додуманы они у тебя</text:span>, или нет.</text:p>
      <text:p text:style-name="P7">Вот только что?</text:p>
      <text:p text:style-name="P7">Распахнулся прямоугольник жёлтого света, из двери цеха вышел мужик и захлопнул свет темнотой. </text:p>
      <text:p text:style-name="P8">Опять открыл, зашёл и — снова темно. Выходил помочиться.</text:p>
      <text:p text:style-name="P8">Мне тут делать нечего. Пойду домой.</text:p>
      <text:p text:style-name="P8"/>
      <text:p text:style-name="P8">Следующий день принёс новость. </text:p>
      <text:p text:style-name="P8">Саша Плаксин, он же Эса с улицы Гоголя, видел Ольгу на Сейму возле домиков. Он с ней не говорил, <text:span text:style-name="T16">но</text:span> видел, два дня <text:span text:style-name="T14">подряд</text:span>.</text:p>
      <text:p text:style-name="P8">Я не стал ждать дальнейшего развития событий и уехал в Нежин. Главное — жива-здорова, а у меня завтра утром экзамен.</text:p>
      <text:p text:style-name="P8"/>
      <text:p text:style-name="P8">Люпус поставил мне четвёрку.</text:p>
      <text:p text:style-name="P14"><text:span text:style-name="T3">Перед дверью в аудиторию, где шёл экзамен, я зычным голосом взревел:</text:span><text:span text:style-name="T10"><text:tab/><text:tab/><text:tab/></text:span><text:soft-page-break/><text:span text:style-name="T10"><text:tab/><text:tab/><text:tab/></text:span><text:span text:style-name="T11">Gaudeamus igitur</text:span><text:span text:style-name="T12">..</text:span><text:span text:style-name="T8">.</text:span></text:p>
      <text:p text:style-name="P1"/>
      <text:p text:style-name="P14"><text:span text:style-name="T8">Пропажа и <text:s/></text:span><text:span text:style-name="T9">заочное возникновение жены совсем не там</text:span><text:span text:style-name="T8">, где хотелось бы, меня примяли, но главное начать, а дальше оно само пойдёт:</text:span><text:span text:style-name="T17"><text:line-break/></text:span><text:span text:style-name="T18"><text:tab/><text:tab/><text:tab/></text:span><text:span text:style-name="T11">Juvenes dum sumus!.</text:span><text:span text:style-name="T7">.</text:span></text:p>
      <text:p text:style-name="P2"/>
      <text:p text:style-name="P1">Люпус выскочил из аудитории убедиться, что это я так хорошо латынь усвоил, <text:span text:style-name="T16">а затем уже</text:span> экзамен <text:span text:style-name="T16">у меня </text:span>прин<text:span text:style-name="T16">имал </text:span>словно на конвейере — открыл зачётку, поставил четвёрку, закрыл зачётку. </text:p>
      <text:p text:style-name="P1">Прощай, латын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31:58.793113849</meta:creation-date>
    <dc:date>2017-03-02T16:32:12.107808446</dc:date>
    <dc:creator>sehrguey </dc:creator>
    <meta:editing-duration>PT13S</meta:editing-duration>
    <meta:editing-cycles>1</meta:editing-cycles>
    <meta:document-statistic meta:table-count="0" meta:image-count="0" meta:object-count="0" meta:page-count="3" meta:paragraph-count="69" meta:word-count="1005" meta:character-count="5999" meta:non-whitespace-character-count="5024"/>
    <meta:generator>LibreOffice/4.3.3.2$Linux_x86 LibreOffice_project/430m0$Build-2</meta:generator>
  </office:meta>
</office:document-meta>
</file>